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4cm"/>
    </style:style>
    <style:style style:name="T1" style:family="text">
      <style:text-properties fo:color="#000000" style:text-outline="false" style:font-name="Times-Roman" fo:font-size="12pt" fo:letter-spacing="normal" style:letter-kerning="false" style:font-size-asian="12pt"/>
    </style:style>
    <style:style style:name="T2" style:family="text">
      <style:text-properties fo:color="#000000" style:font-name="Times-Roman" fo:font-size="12pt" fo:letter-spacing="normal" style:letter-kerning="false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gne 18 : 0 n</text:span><text:span text:style-name="T2">’est pas la moyenne de 1 et 2.</text:span></text:p>
      <text:p text:style-name="P1"><text:span text:style-name="T1">Ligne 18 : Revoir l'affichage des valeurs pour le rendre plus judicieux.</text:span></text:p>
      <text:p text:style-name="P1"><text:span text:style-name="T1">Ligne 22 : Revoir l'explication du script</text:span></text:p>
      <text:p text:style-name="P1"><text:span text:style-name="T1">Ligne 23 : Revoir l'affichage des valeurs, 2.00 n'est pas un entier, il ne peut donc pas être pair.</text:span></text:p>
      <text:p text:style-name="P1"><text:span text:style-name="T1">Ligne 24 : Revoir le théorème de Pythagore</text:span></text:p>
      <text:p text:style-name="P1"><text:span text:style-name="T1">Ligne 29 : Commenter l'affichage des résultats, on ne comprend pas à quoi correspondent 4 et False</text:span></text:p>
      <text:p text:style-name="P1"><text:span text:style-name="T1">Ligne 29 : Il ne fallait pas généraliser 'e' à 'é' et 'è'L</text:span></text:p>
      <text:p text:style-name="P1"><text:span text:style-name="T1">Ligne 44 : Il faut que le résultat du test soit intégré dans la fonction, ici cette dernière ne sert qu'à calculer le carré de a. </text:span></text:p>
      <text:p text:style-name="Standard"><text:span text:style-name="T1">Ligne 44 : Attention, il ne faut pas confondre le Booléen True et la chaine de caractères (string) 'true'. C'est le premier qui est demandé. </text:span></text:p>
      <text:p text:style-name="Standard"><text:span text:style-name="T1">Ligne 44 : une fonction renvoie un résultat. Utilisez ‘return’ à la place du ‘print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2T17:06:12.239575827</meta:creation-date>
    <dc:date>2021-09-22T17:20:14.772506251</dc:date>
    <meta:editing-duration>PT14M3S</meta:editing-duration>
    <meta:editing-cycles>3</meta:editing-cycles>
    <meta:generator>LibreOffice/6.1.5.2$MacOSX_X86_64 LibreOffice_project/90f8dcf33c87b3705e78202e3df5142b201bd805</meta:generator>
    <meta:document-statistic meta:table-count="0" meta:image-count="0" meta:object-count="0" meta:page-count="1" meta:paragraph-count="10" meta:word-count="154" meta:character-count="809" meta:non-whitespace-character-count="663"/>
  </office:meta>
</office:document-meta>
</file>